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0693in" loext:contextual-spacing="false" fo:orphans="2" fo:widows="2" fo:text-indent="0in" style:auto-text-indent="false"/>
      <style:text-properties fo:font-variant="normal" fo:text-transform="none" fo:color="#333333" style:font-name="Liberation Serif" fo:font-size="12pt" fo:letter-spacing="normal" fo:font-style="normal" fo:font-weight="bold" officeooo:paragraph-rsid="00048c9b" style:font-size-asian="12pt" style:font-weight-asian="bold" style:font-size-complex="12pt" style:font-weight-complex="bold"/>
    </style:style>
    <style:style style:name="P2" style:family="paragraph" style:parent-style-name="Text_20_body">
      <style:paragraph-properties fo:margin-left="0in" fo:margin-right="0in" fo:margin-top="0in" fo:margin-bottom="0.0693in" loext:contextual-spacing="false"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0693in" loext:contextual-spacing="false" fo:orphans="2" fo:widows="2" fo:text-indent="0in" style:auto-text-indent="false"/>
      <style:text-properties fo:font-variant="normal" fo:text-transform="none" fo:color="#333333" style:font-name="Liberation Serif" fo:font-size="12pt" fo:letter-spacing="normal" style:font-size-asian="12pt" style:font-size-complex="12pt"/>
    </style:style>
    <style:style style:name="P4" style:family="paragraph" style:parent-style-name="Text_20_body">
      <style:paragraph-properties fo:margin-left="0in" fo:margin-right="0in" fo:margin-top="0in" fo:margin-bottom="0.0693in" loext:contextual-spacing="false" fo:orphans="2" fo:widows="2" fo:text-indent="0in" style:auto-text-indent="false"/>
    </style:style>
    <style:style style:name="P5" style:family="paragraph" style:parent-style-name="Text_20_body" style:list-style-name="L2">
      <style:paragraph-properties fo:margin-left="0in" fo:margin-right="0in" fo:margin-top="0in" fo:margin-bottom="0.0693in" loext:contextual-spacing="false" fo:orphans="2" fo:widows="2" fo:text-indent="0in" style:auto-text-indent="false" fo:padding="0in" fo:border="none"/>
    </style:style>
    <style:style style:name="P6" style:family="paragraph" style:parent-style-name="Text_20_body" style:list-style-name="L1">
      <style:paragraph-properties fo:margin-top="0in" fo:margin-bottom="0.0693in" loext:contextual-spacing="false" fo:orphans="2" fo:widows="2"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7" style:family="paragraph" style:parent-style-name="Text_20_body" style:list-style-name="L2">
      <style:paragraph-properties fo:margin-top="0in" fo:margin-bottom="0.0693in" loext:contextual-spacing="false" fo:orphans="2" fo:widows="2"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8" style:family="paragraph" style:parent-style-name="Text_20_body" style:list-style-name="L3">
      <style:paragraph-properties fo:margin-top="0in" fo:margin-bottom="0.0693in" loext:contextual-spacing="false" fo:orphans="2" fo:widows="2"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P9" style:family="paragraph" style:parent-style-name="Text_20_body" style:list-style-name="L3">
      <style:paragraph-properties fo:margin-top="0in" fo:margin-bottom="0.0693in" loext:contextual-spacing="false" fo:orphans="2" fo:widows="2" fo:padding="0in" fo:border="none"/>
    </style:style>
    <style:style style:name="P10" style:family="paragraph" style:parent-style-name="Text_20_body" style:list-style-name="L4">
      <style:paragraph-properties fo:margin-top="0in" fo:margin-bottom="0.0693in" loext:contextual-spacing="false" fo:orphans="2" fo:widows="2" fo:padding="0in" fo:border="none"/>
    </style:style>
    <style:style style:name="P11" style:family="paragraph" style:parent-style-name="Text_20_body" style:list-style-name="L5">
      <style:paragraph-properties fo:margin-top="0in" fo:margin-bottom="0.0693in" loext:contextual-spacing="false" fo:orphans="2" fo:widows="2" fo:padding="0in" fo:border="none"/>
    </style:style>
    <style:style style:name="P12" style:family="paragraph" style:parent-style-name="Text_20_body" style:list-style-name="L6">
      <style:paragraph-properties fo:margin-top="0in" fo:margin-bottom="0.0693in" loext:contextual-spacing="false" fo:orphans="2" fo:widows="2" fo:padding="0in" fo:border="none"/>
    </style:style>
    <style:style style:name="P13" style:family="paragraph" style:parent-style-name="Text_20_body" style:list-style-name="L7">
      <style:paragraph-properties fo:margin-top="0in" fo:margin-bottom="0.0693in" loext:contextual-spacing="false" fo:orphans="2" fo:widows="2" fo:padding="0in" fo:border="none"/>
    </style:style>
    <style:style style:name="P14" style:family="paragraph" style:parent-style-name="Standard">
      <style:text-properties style:font-name="Liberation Serif" fo:font-size="12pt" style:font-size-asian="12pt" style:font-size-complex="12pt"/>
    </style:style>
    <style:style style:name="T1" style:family="text">
      <style:text-properties fo:font-variant="normal" fo:text-transform="none" fo:color="#333333" style:font-name="Arial" fo:font-size="7pt" fo:letter-spacing="normal" fo:font-style="normal" fo:font-weight="bold"/>
    </style:style>
    <style:style style:name="T2" style:family="text">
      <style:text-properties fo:font-variant="normal" fo:text-transform="none" fo:color="#333333" style:font-name="Arial" fo:font-size="7pt" fo:letter-spacing="normal" fo:font-style="normal" fo:font-weight="normal"/>
    </style:style>
    <style:style style:name="T3" style:family="text">
      <style:text-properties fo:font-variant="normal" fo:text-transform="none" fo:color="#333333" style:font-name="Arial" fo:font-size="7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333333" fo:font-size="7pt" fo:letter-spacing="normal" fo:font-style="normal" fo:font-weight="bold"/>
    </style:style>
    <style:style style:name="T5" style:family="text">
      <style:text-properties fo:font-variant="normal" fo:text-transform="none" fo:color="#333333" fo:font-size="7pt" fo:letter-spacing="normal" fo:font-style="normal" fo:font-weight="normal"/>
    </style:style>
    <style:style style:name="T6" style:family="text">
      <style:text-properties fo:font-variant="normal" fo:text-transform="none" fo:color="#333333" fo:font-size="7pt" fo:letter-spacing="normal"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333333" style:font-name="Liberation Serif" fo:font-size="7pt" fo:letter-spacing="normal" fo:font-style="normal" fo:font-weight="bold"/>
    </style:style>
    <style:style style:name="T8" style:family="text">
      <style:text-properties fo:font-variant="normal" fo:text-transform="none" fo:color="#333333" style:font-name="Liberation Serif" fo:font-size="7pt" fo:letter-spacing="normal" fo:font-style="normal" fo:font-weight="normal"/>
    </style:style>
    <style:style style:name="T9" style:family="text">
      <style:text-properties fo:font-variant="normal" fo:text-transform="none" fo:color="#333333" style:font-name="Liberation Serif" fo:font-size="7pt" fo:letter-spacing="normal" fo:font-style="normal" style:text-underline-style="solid" style:text-underline-width="auto" style:text-underline-color="font-color" fo:font-weight="normal" fo:background-color="transparent" loext:char-shading-value="0"/>
    </style:style>
    <style:style style:name="T10" style:family="text">
      <style:text-properties fo:font-variant="normal" fo:text-transform="none" fo:color="#333333" style:font-name="Liberation Serif" fo:letter-spacing="normal" fo:font-style="normal" fo:font-weight="bold"/>
    </style:style>
    <style:style style:name="T11" style:family="text">
      <style:text-properties fo:font-variant="normal" fo:text-transform="none" fo:color="#333333" style:font-name="Liberation Serif" fo:letter-spacing="normal" fo:font-style="normal" fo:font-weight="normal"/>
    </style:style>
    <style:style style:name="T12" style:family="text">
      <style:text-properties fo:font-variant="normal" fo:text-transform="none" fo:color="#333333" style:font-name="Liberation Serif" fo:letter-spacing="normal" fo:font-style="normal" style:text-underline-style="solid" style:text-underline-width="auto" style:text-underline-color="font-color" fo:font-weight="normal" fo:background-color="transparent" loext:char-shading-value="0"/>
    </style:style>
    <style:style style:name="T13" style:family="text">
      <style:text-properties fo:font-variant="normal" fo:text-transform="none" fo:color="#333333" style:font-name="Liberation Serif" fo:font-size="12pt" fo:letter-spacing="normal" fo:font-style="normal" fo:font-weight="bold" style:font-size-asian="12pt" style:font-size-complex="12pt"/>
    </style:style>
    <style:style style:name="T14" style:family="text">
      <style:text-properties fo:font-variant="normal" fo:text-transform="none" fo:color="#333333" style:font-name="Liberation Serif" fo:font-size="12pt" fo:letter-spacing="normal" fo:font-style="normal" fo:font-weight="normal" style:font-size-asian="12pt" style:font-size-complex="12pt"/>
    </style:style>
    <style:style style:name="T15"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6" style:family="text">
      <style:text-properties officeooo:rsid="00048c9b"/>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INLS 626 – NoSQL Databases</text:span></text:p>
      <text:p text:style-name="P1"/>
      <text:p text:style-name="P1">Instructors: </text:p>
      <text:p text:style-name="P2">Erik Scott, Renaissance Computing Institute (UNC), escott@renci.org</text:p>
      <text:p text:style-name="P2">Arcot Rajasekar, School of Information and Library Science (UNC), sekar@renci.org</text:p>
      <text:p text:style-name="P3"> </text:p>
      <text:p text:style-name="P2">Relational Databases sprung onto the scene in 1970 and took over the world of databases quickly – by the mid 1980s any other kind of database was a rarity. SQL (Structured Query Language) began to be standardized in 1979. In many people’s minds, SQL became synonymous with the relational model (there were other query languages, but SQL was dominant). Non-trivial data models, robust support for transactional integrity, and a query language that broke with procedural tradition, however, led to the rise of new databases that dispensed with all three of these features. The “NoSQL” databases that resulted were quickly adopted by “internet scale” businesses (Google, Facebook, and similar).</text:p>
      <text:p text:style-name="P2">This survey course will explore some of the important NoSQL databases, their motivations, their implementations, and the tradeoffs they are willing to make. The course will consist of a large variety of readings, a programming assignment, and a final exam.</text:p>
      <text:p text:style-name="P2">The final exam will be a take-home exam. It will be due by 2:00pm Saturday March 2nd. </text:p>
      <text:p text:style-name="P3"> </text:p>
      <text:p text:style-name="P4"><text:span text:style-name="Strong_20_Emphasis"><text:span text:style-name="T13">Prerequisite</text:span></text:span><text:span text:style-name="T14">: INLS 523, the first relational database course in the department is required. COMP 521 may be substituted for this prereq. Programming assignments will require some fluency in Python. If you want to do the assignments in an alternative language, let me know – I may be able to steer you in an appropriate direction, especially one that aligns well with your professional or research interests.</text:span></text:p>
      <text:p text:style-name="P3"> </text:p>
      <text:p text:style-name="P4"><text:span text:style-name="Strong_20_Emphasis"><text:span text:style-name="T13">Office Hours</text:span></text:span><text:span text:style-name="T14">: These will be announced - it'll be a few days before I have a solid answer.</text:span></text:p>
      <text:p text:style-name="P3"> </text:p>
      <text:p text:style-name="P4"><text:span text:style-name="Strong_20_Emphasis"><text:span text:style-name="T13">Honor Code</text:span></text:span><text:span text:style-name="T14">:   The UNC Honor Code applies to all work in this course. When work or ideas are not your own, you must attribute them. Unless otherwise stated, all assignments in this class are individual assignments, meaning that the substance of the work you turn in must be your own. If you have any doubts or questions about a course of action or a specific situation, please ask for clarification. Students should NOT receive (or give) major creative assistance or ongoing minor support on individual assignments, unless permitted explicitly. For more information, see https://studentconduct.unc.edu/  . If you have any questions about this, please ask me. </text:span></text:p>
      <text:p text:style-name="P3"> </text:p>
      <text:p text:style-name="P3"> </text:p>
      <text:p text:style-name="P4"><text:span text:style-name="Strong_20_Emphasis"><text:span text:style-name="T13">Special Accommodations</text:span></text:span><text:span text:style-name="T14">: The University of North Carolina – Chapel Hill facilitates the implementation of reasonable accommodations, including resources and services, for students with disabilities, chronic medical conditions, a temporary disability or pregnancy complications resulting in </text:span><text:soft-page-break/><text:span text:style-name="T14">difficulties with accessing learning opportunities.  All accommodations are coordinated through the Accessibility Resources and Service (ARS) Office. In the first instance please visit their website  http://accessibility.unc.edu , Tel: 919 962 8300 or Email  accessibility@unc.edu . A student is welcome to initiate the registration process at any time, however, the process can take time. ARS is particularly busy in the runup to Finals and during Finals. Students submitting SelfID forms at that time are unlikely to have accommodations set until the following semester. Please contact ARS as early in the semester as possible.</text:span></text:p>
      <text:p text:style-name="P3"> </text:p>
      <text:p text:style-name="P4"><text:span text:style-name="Strong_20_Emphasis"><text:span text:style-name="T13">Mutability</text:span></text:span><text:span text:style-name="T14">: This syllabus may be updated at any time, particularly as class reading discussions evolve, or if adverse weather or unusual events force a change in class schedule. I will (of course) follow the schedule of the university, and the university will announce any closings via AlertCarolina. </text:span></text:p>
      <text:p text:style-name="P3"> </text:p>
      <text:p text:style-name="P4"><text:span text:style-name="Strong_20_Emphasis"><text:span text:style-name="T13">Schedule</text:span></text:span><text:span text:style-name="T14">:</text:span></text:p>
      <text:p text:style-name="P2">Class 1 – Jan 9:  Intro, Logistics, Motiviations for NoSQL, SQL and Relational Algebra, and the CAP theorem.</text:p>
      <text:list xml:id="list631557853" text:style-name="L1">
        <text:list-item>
          <text:p text:style-name="P6">A good, readable description of the CAP theorem: Towards Robust Distributed Systems  - Eric Brewer.  http://www.cs.berkeley.edu/~brewer/cs262b-2004/PODC-keynote.pdf</text:p>
        </text:list-item>
      </text:list>
      <text:p text:style-name="P2">Class 2 – Jan 16: BigTable, GFS, and Chubby (Raja)</text:p>
      <text:list xml:id="list2982142622" text:style-name="L2">
        <text:list-item>
          <text:p text:style-name="P7">Bigtable: A Distributed Storage System for Structured Data.  ACM Transactions on Computer Systems, Vol. 26, No. 2, Article 4, Pub. date: June 2008.</text:p>
        </text:list-item>
        <text:list-item>
          <text:p text:style-name="P5"><text:span text:style-name="T14">The Google File System:<text:line-break/></text:span><text:a xlink:type="simple" xlink:href="https://research.google.com/archive/gfs-sosp2003.pdf" office:target-frame-name="_blank" xlink:show="new" text:style-name="Internet_20_link" text:visited-style-name="Visited_20_Internet_20_Link"><text:span text:style-name="Citation"><text:span text:style-name="T15">https://research.google.com/archive/gfs-sosp2003.pdf</text:span></text:span></text:a></text:p>
        </text:list-item>
        <text:list-item>
          <text:p text:style-name="P5"><text:span text:style-name="T14">The Chubby Lock System  - </text:span><text:a xlink:type="simple" xlink:href="https://research.google.com/archive/chubby-osdi06.pdf" office:target-frame-name="_blank" xlink:show="new" text:style-name="Internet_20_link" text:visited-style-name="Visited_20_Internet_20_Link"><text:span text:style-name="Citation"><text:span text:style-name="T15">https://research.google.com/archive/chubby-osdi06.pdf</text:span></text:span></text:a></text:p>
        </text:list-item>
      </text:list>
      <text:p text:style-name="P2">Class 3 – Jan 23: Dynamo, Cassandra, and Accumulo (Raja)</text:p>
      <text:list xml:id="list1553309336" text:style-name="L3">
        <text:list-item>
          <text:p text:style-name="P8">http://docs.basho.com/riak/kv/2.2.3/learn/dynamo/</text:p>
        </text:list-item>
        <text:list-item>
          <text:p text:style-name="P9"><text:a xlink:type="simple" xlink:href="http://www.cs.cornell.edu/Projects/ladis2009/papers/Lakshman-ladis2009.PDF" office:target-frame-name="_blank" xlink:show="new" text:style-name="Internet_20_link" text:visited-style-name="Visited_20_Internet_20_Link">http</text:a><text:a xlink:type="simple" xlink:href="http://www.cs.cornell.edu/Projects/ladis2009/papers/Lakshman-ladis2009.PDF" office:target-frame-name="_blank" xlink:show="new" text:style-name="Internet_20_link" text:visited-style-name="Visited_20_Internet_20_Link">://www.cs.cornell.edu/Projects/ladis2009/papers/Lakshman-ladis2009.PDF</text:a></text:p>
        </text:list-item>
        <text:list-item>
          <text:p text:style-name="P9"><text:a xlink:type="simple" xlink:href="http://www.datastax.com/dev/blog/multi-datacenter-replication" office:target-frame-name="_blank" xlink:show="new" text:style-name="Internet_20_link" text:visited-style-name="Visited_20_Internet_20_Link"><text:span text:style-name="T15">http://www.datastax.com/dev/blog/multi-datacenter-replication</text:span></text:a></text:p>
        </text:list-item>
      </text:list>
      <text:p text:style-name="P3"> </text:p>
      <text:p text:style-name="P2">Class 4 – Jan 30 – Map/Reduce and Hadoop  (Erik)</text:p>
      <text:list xml:id="list1696445884" text:style-name="L4">
        <text:list-item>
          <text:p text:style-name="P10"><text:span text:style-name="T14">Map/Reduce:  </text:span><text:a xlink:type="simple" xlink:href="https://research.google.com/archive/mapreduce-osdi04.pdf" office:target-frame-name="_blank" xlink:show="new" text:style-name="Internet_20_link" text:visited-style-name="Visited_20_Internet_20_Link"><text:span text:style-name="Citation"><text:span text:style-name="T15">https://research.google.com/archive/mapreduce-osdi04.pdf</text:span></text:span></text:a></text:p>
        </text:list-item>
        <text:list-item>
          <text:p text:style-name="P10"><text:span text:style-name="T14">Hadoop:  </text:span><text:a xlink:type="simple" xlink:href="http://hadoop.apache.org/docs/stable/" office:target-frame-name="_blank" xlink:show="new" text:style-name="Internet_20_link" text:visited-style-name="Visited_20_Internet_20_Link">http://</text:a><text:a xlink:type="simple" xlink:href="http://hadoop.apache.org/docs/stable/" office:target-frame-name="_blank" xlink:show="new" text:style-name="Internet_20_link" text:visited-style-name="Visited_20_Internet_20_Link">hadoop.apache.org/docs/stable/</text:a></text:p>
        </text:list-item>
        <text:list-item>
          <text:p text:style-name="P10"><text:a xlink:type="simple" xlink:href="http://blog.cloudera.com/wp-content/uploads/2010/01/4-ProgrammingWithHadoop.pdf" office:target-frame-name="_blank" xlink:show="new" text:style-name="Internet_20_link" text:visited-style-name="Visited_20_Internet_20_Link">http</text:a><text:a xlink:type="simple" xlink:href="http://blog.cloudera.com/wp-content/uploads/2010/01/4-ProgrammingWithHadoop.pdf" office:target-frame-name="_blank" xlink:show="new" text:style-name="Internet_20_link" text:visited-style-name="Visited_20_Internet_20_Link">://</text:a><text:a xlink:type="simple" xlink:href="http://blog.cloudera.com/wp-content/uploads/2010/01/4-ProgrammingWithHadoop.pdf" office:target-frame-name="_blank" xlink:show="new" text:style-name="Internet_20_link" text:visited-style-name="Visited_20_Internet_20_Link">blog.cloudera.com/wp-content/uploads/2010/01/4-ProgrammingWithHadoop.pdf</text:a></text:p>
        </text:list-item>
      </text:list>
      <text:p text:style-name="P2">Class 5 – Feb 6 – Hadoop Exercise - Homework assigned</text:p>
      <text:p text:style-name="P2">Class 6 – Feb 13 – Apache Spark and exercise</text:p>
      <text:list xml:id="list3719667886" text:style-name="L5">
        <text:list-item>
          <text:p text:style-name="P11"><text:a xlink:type="simple" xlink:href="https://amplab.cs.berkeley.edu/wp-content/uploads/2011/06/Spark-Cluster-Computing-with-Working-Sets.pdf" office:target-frame-name="_blank" xlink:show="new" text:style-name="Internet_20_link" text:visited-style-name="Visited_20_Internet_20_Link">https</text:a><text:a xlink:type="simple" xlink:href="https://amplab.cs.berkeley.edu/wp-content/uploads/2011/06/Spark-Cluster-Computing-with-Working-Sets.pdf" office:target-frame-name="_blank" xlink:show="new" text:style-name="Internet_20_link" text:visited-style-name="Visited_20_Internet_20_Link">://</text:a><text:a xlink:type="simple" xlink:href="https://amplab.cs.berkeley.edu/wp-content/uploads/2011/06/Spark-Cluster-Computing-with-Working-Sets.pdf" office:target-frame-name="_blank" xlink:show="new" text:style-name="Internet_20_link" text:visited-style-name="Visited_20_Internet_20_Link">amplab.cs.berkeley.edu/wp-content/uploads/2011/06/Spark-Cluster-Computing-with-Working-Sets.pdf</text:a></text:p>
        </text:list-item>
      </text:list>
      <text:p text:style-name="P2"><text:soft-page-break/>Class 7 – Feb 20 – Homework due, MongoDB, Neo4J</text:p>
      <text:list xml:id="list130761692" text:style-name="L6">
        <text:list-item>
          <text:p text:style-name="P12"><text:a xlink:type="simple" xlink:href="https://www.mongodb.com/mongodb-architecture" office:target-frame-name="_blank" xlink:show="new" text:style-name="Internet_20_link" text:visited-style-name="Visited_20_Internet_20_Link"><text:span text:style-name="T15">https://www.mongodb.com/mongodb-architecture</text:span></text:a></text:p>
        </text:list-item>
      </text:list>
      <text:p text:style-name="P2">Class 8 – Feb 27 – Neo4J, Relational Databases Strike Back</text:p>
      <text:list xml:id="list3861969984" text:style-name="L7">
        <text:list-item>
          <text:p text:style-name="P13"><text:a xlink:type="simple" xlink:href="http://www.neo4j.org/learn" office:target-frame-name="_blank" xlink:show="new" text:style-name="Internet_20_link" text:visited-style-name="Visited_20_Internet_20_Link"><text:span text:style-name="T15">http://www.neo4j.org/learn</text:span></text:a><text:span text:style-name="T14">   (Browse the site, we'll play with it in class)</text:span></text:p>
        </text:list-item>
      </text:list>
      <text:p text:style-name="P2">March 2 - Exam Due, 2:00pm, in the Sakai Dropbox</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7:50.778926598</meta:creation-date>
    <dc:date>2019-02-06T15:41:48.144649573</dc:date>
    <meta:editing-duration>PT3M57S</meta:editing-duration>
    <meta:editing-cycles>1</meta:editing-cycles>
    <meta:document-statistic meta:table-count="0" meta:image-count="0" meta:object-count="0" meta:page-count="3" meta:paragraph-count="44" meta:word-count="718" meta:character-count="5202" meta:non-whitespace-character-count="4486"/>
    <meta:generator>LibreOffice/6.0.7.3$Linux_X86_64 LibreOffice_project/00m0$Build-3</meta:generator>
  </office:meta>
</office:document-meta>
</file>